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1c8" officeooo:paragraph-rsid="0000a1c8"/>
    </style:style>
    <style:style style:name="P2" style:family="paragraph" style:parent-style-name="Standard">
      <style:text-properties officeooo:paragraph-rsid="0000a1c8"/>
    </style:style>
    <style:style style:name="T1" style:family="text">
      <style:text-properties officeooo:rsid="0000a1c8"/>
    </style:style>
    <style:style style:name="T2" style:family="text">
      <style:text-properties officeooo:rsid="0001f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6</text:p>
      <text:p text:style-name="P1"/>
      <text:p text:style-name="P1">Dr. Newman</text:p>
      <text:p text:style-name="P1"/>
      <text:p text:style-name="P1">Ps6_velocity profiling </text:p>
      <text:p text:style-name="P1"/>
      <text:p text:style-name="P2"><text:span text:style-name="T1">First, I completed the function “TrajBuilder::build_braking_traj()”, i</text:span>n “traj_builder.cpp”, <text:span text:style-name="T1">and</text:span> edit this to construct a valid braking trajectory to bring the robot to a halt, whether moving forward, spinning or both.</text:p>
      <text:p text:style-name="P2"/>
      <text:p text:style-name="P1">Then I add the lidar_alarm callback comment in pub_des_state.cpp, make lidar_alarm can scan and make robot can graceful stop, in order to realize that, I also make some change in pub_des_state.h, cause to start up “TrajBuilder::build_braking_traj()”, need add “current_des_state” in the braking function and “g_lidar=true”</text:p>
      <text:p text:style-name="P1"/>
      <text:p text:style-name="P2"><text:span text:style-name="T1">Cause the laptop's video card is not good, <text:s/></text:span>a screencast movie of your robot responding to the LIDAR with a graceful halt <text:span text:style-name="T2">may be not clearly. Sorry about th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2:12:40.841365395</meta:creation-date>
    <dc:date>2017-03-09T22:29:07.823160518</dc:date>
    <meta:editing-duration>PT1M6S</meta:editing-duration>
    <meta:editing-cycles>1</meta:editing-cycles>
    <meta:document-statistic meta:table-count="0" meta:image-count="0" meta:object-count="0" meta:page-count="1" meta:paragraph-count="6" meta:word-count="110" meta:character-count="739" meta:non-whitespace-character-count="633"/>
    <meta:generator>LibreOffice/4.2.8.2$Linux_X86_64 LibreOffice_project/420m0$Build-2</meta:generator>
  </office:meta>
</office:document-meta>
</file>